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deFault.OdeFault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deFault.OdeFault( String message , Throwable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deFault.OdeFault( Throwable caus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